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15%"/>
    </style:style>
    <style:style style:name="P2" style:parent-style-name="Normal" style:list-style-name="LFO18" style:family="paragraph">
      <style:paragraph-properties fo:line-height="115%"/>
      <style:text-properties fo:hyphenate="tru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8" style:family="paragraph">
      <style:paragraph-properties fo:line-height="115%"/>
      <style:text-properties fo:hyphenate="true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8" style:family="paragraph">
      <style:paragraph-properties fo:line-height="115%"/>
      <style:text-properties fo:hyphenate="tru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8" style:family="paragraph">
      <style:paragraph-properties fo:line-height="115%"/>
      <style:text-properties fo:hyphenate="tru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8" style:family="paragraph">
      <style:paragraph-properties fo:line-height="115%"/>
      <style:text-properties fo:hyphenate="true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olumn16" style:family="table-column">
      <style:table-column-properties style:column-width="2.7763in"/>
    </style:style>
    <style:style style:name="TableColumn17" style:family="table-column">
      <style:table-column-properties style:column-width="2.1729in"/>
    </style:style>
    <style:style style:name="TableColumn18" style:family="table-column">
      <style:table-column-properties style:column-width="1.5506in"/>
    </style:style>
    <style:style style:name="Table15" style:family="table">
      <style:table-properties style:width="6.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list-style-name="LFO19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19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19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Times New Roman" style:font-name-asian="Times New Roman" style:letter-kerning="false"/>
    </style:style>
    <style:style style:name="P126" style:parent-style-name="Normal" style:list-style-name="LFO19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19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list-style-name="LFO19" style:family="paragraph"/>
    <style:style style:name="P131" style:parent-style-name="Normal" style:list-style-name="LFO19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19" style:family="paragraph"/>
    <style:style style:name="T13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ounds good. Rest up — we’ll hit the ground with a clean, contained win.</text:p>
      <text:list text:style-name="LFO18" text:continue-numbering="true">
        <text:list-item>
          <text:p text:style-name="P2"><text:span text:style-name="T3">Kickoff target:</text:span><text:s/>Wire ClassDto.ReturnTypeQualifiedName end-to-end</text:p>
        </text:list-item>
        <text:list-item>
          <text:p text:style-name="P4"><text:span text:style-name="T5">Step 1:</text:span><text:s/>Add/confirm field on Raw/Class canonical DTOs; ensure loader sets it from YAML</text:p>
        </text:list-item>
        <text:list-item>
          <text:p text:style-name="P6"><text:span text:style-name="T7">Step 2:</text:span><text:s/>Update transformer to map return type consistently; no constructor throws — add diagnostics on missing/invalid</text:p>
        </text:list-item>
        <text:list-item>
          <text:p text:style-name="P8"><text:span text:style-name="T9">Step 3:</text:span><text:s/>Add unit tests for: valid qualified name, missing value → diagnostic, invalid identifier → diagnostic</text:p>
        </text:list-item>
        <text:list-item>
          <text:p text:style-name="P10"><text:span text:style-name="T11">Step 4:</text:span><text:s/>Quick grep to ensure generators only read the canonical field (no ad hoc parsing)</text:p>
        </text:list-item>
      </text:list>
      <text:p text:style-name="P12">If you want, I’ll prep the test scaffolds and a tiny checklist you can run through in 30–45 minutes tomorrow morning.</text:p>
      <text:p text:style-name="Normal">------------------------------<text:line-break/><text:span text:style-name="T13">Example YAML (uses exact field names from your DTOs)</text:span></text:p>
      <text:p text:style-name="Normal">yaml</text:p>
      <text:p text:style-name="Normal"># Top-level code generation settings (maps to RawCodeGenDto)</text:p>
      <text:p text:style-name="Normal">codeGen:</text:p>
      <text:p text:style-name="Normal"><text:s text:c="2"/>registryClassName: Contoso.CodeGen.Registry</text:p>
      <text:p text:style-name="Normal"><text:s text:c="2"/>generatedCodePath: src/Generated</text:p>
      <text:p text:style-name="Normal"><text:s text:c="2"/>namespaceName: Contoso.Generated</text:p>
      <text:p text:style-name="Normal"><text:s text:c="2"/>initializerName: ComposePipeline</text:p>
      <text:p text:style-name="Normal"/>
      <text:p text:style-name="Normal"># One namespace with interfaces and classes (maps to RawNamespaceDto, RawInterfaceDto, RawClassDto)</text:p>
      <text:p text:style-name="Normal">namespace:</text:p>
      <text:p text:style-name="Normal"><text:s text:c="2"/>namespaceName: Contoso.Services</text:p>
      <text:p text:style-name="Normal"><text:s text:c="2"/>interfaces:</text:p>
      <text:p text:style-name="Normal"><text:s text:c="4"/>- interfaceName: Contoso.Services.IEmailService</text:p>
      <text:soft-page-break/>
      <text:p text:style-name="Normal"><text:s text:c="2"/>classes:</text:p>
      <text:p text:style-name="Normal"><text:s text:c="4"/>- className: EmailService</text:p>
      <text:p text:style-name="Normal"><text:s text:c="6"/>qualifiedInterfaceName: Contoso.Services.IEmailService</text:p>
      <text:p text:style-name="Normal"><text:s text:c="6"/>initializerParameters:</text:p>
      <text:p text:style-name="Normal"><text:s text:c="8"/>- parameterName: smtpHost</text:p>
      <text:p text:style-name="Normal"><text:s text:c="10"/>qualifiedClassName: System.String</text:p>
      <text:p text:style-name="Normal"><text:s text:c="10"/>qualifiedInterfaceName: null</text:p>
      <text:p text:style-name="Normal"><text:s text:c="8"/>- parameterName: retryPolicy</text:p>
      <text:p text:style-name="Normal"><text:s text:c="10"/>qualifiedClassName: null</text:p>
      <text:p text:style-name="Normal"><text:s text:c="10"/>qualifiedInterfaceName: Contoso.Services.IRetryPolicy</text:p>
      <text:p text:style-name="Normal"/>
      <text:p text:style-name="Normal"># Another class without an interface (qualifiedInterfaceName explicitly null)</text:p>
      <text:p text:style-name="Normal">namespace:</text:p>
      <text:p text:style-name="Normal"><text:s text:c="2"/>namespaceName: Contoso.Payments</text:p>
      <text:p text:style-name="Normal"><text:s text:c="2"/>interfaces: []</text:p>
      <text:p text:style-name="Normal"><text:s text:c="2"/>classes:</text:p>
      <text:p text:style-name="Normal"><text:s text:c="4"/>- className: PaymentService</text:p>
      <text:p text:style-name="Normal"><text:s text:c="6"/>qualifiedInterfaceName: null</text:p>
      <text:p text:style-name="Normal"><text:s text:c="6"/>initializerParameters:</text:p>
      <text:p text:style-name="Normal"><text:s text:c="8"/>- parameterName: gatewayUrl</text:p>
      <text:p text:style-name="Normal"><text:s text:c="10"/>qualifiedClassName: System.String</text:p>
      <text:p text:style-name="Normal"><text:s text:c="10"/>qualifiedInterfaceName: null</text:p>
      <text:p text:style-name="Normal"/>
      <text:p text:style-name="Normal"># Top-level named instances (maps to RawNamedInstanceDto and nested RawNamedInstanceAssignmentDto / RawNamedInstanceElementDto)</text:p>
      <text:p text:style-name="Normal">namedInstance:</text:p>
      <text:soft-page-break/>
      <text:p text:style-name="Normal"><text:s text:c="2"/>namedInstanceName: PrimaryEmail</text:p>
      <text:p text:style-name="Normal"><text:s text:c="2"/>qualifiedClassName: Contoso.Services.EmailService[]?</text:p>
      <text:p text:style-name="Normal"><text:s text:c="2"/>qualifiedInterfaceName: null</text:p>
      <text:p text:style-name="Normal"><text:s text:c="2"/>assignments:</text:p>
      <text:p text:style-name="Normal"><text:s text:c="4"/>- parameterName: smtpHost</text:p>
      <text:p text:style-name="Normal"><text:s text:c="6"/>assignedValue: "smtp.contoso.com"</text:p>
      <text:p text:style-name="Normal"><text:s text:c="6"/>assignedNamedInstance: null</text:p>
      <text:p text:style-name="Normal"><text:s text:c="4"/>- parameterName: retryPolicy</text:p>
      <text:p text:style-name="Normal"><text:s text:c="6"/>assignedValue: null</text:p>
      <text:p text:style-name="Normal"><text:s text:c="6"/>assignedNamedInstance: DefaultRetryPolicy</text:p>
      <text:p text:style-name="Normal"/>
      <text:p text:style-name="Normal">namedInstance:</text:p>
      <text:p text:style-name="Normal"><text:s text:c="2"/>namedInstanceName: DefaultRetryPolicy</text:p>
      <text:p text:style-name="Normal"><text:s text:c="2"/>qualifiedClassName: Contoso.Services.DefaultRetryPolicy</text:p>
      <text:p text:style-name="Normal"><text:s text:c="2"/>qualifiedInterfaceName: null</text:p>
      <text:p text:style-name="Normal"><text:s text:c="2"/>elements: []</text:p>
      <text:p text:style-name="Normal"/>
      <text:p text:style-name="Normal">namedInstance:</text:p>
      <text:p text:style-name="Normal"><text:s text:c="2"/>namedInstanceName: PaymentProcessor</text:p>
      <text:p text:style-name="Normal"><text:s text:c="2"/>qualifiedClassName: Contoso.Payments.PaymentService</text:p>
      <text:p text:style-name="Normal"><text:s text:c="2"/>qualifiedInterfaceName: null</text:p>
      <text:p text:style-name="Normal"><text:s text:c="2"/>assignments:</text:p>
      <text:p text:style-name="Normal"><text:s text:c="4"/>- parameterName: gatewayUrl</text:p>
      <text:p text:style-name="Normal"><text:s text:c="6"/>assignedValue: "https://payments.contoso.com"</text:p>
      <text:p text:style-name="Normal"><text:s text:c="6"/>assignedNamedInstance: null</text:p>
      <text:p text:style-name="Normal"/>
      <text:soft-page-break/>
      <text:p text:style-name="Normal"># Initializer declaration (maps to RawInitializerDto / parameters map to RawParameterDto)</text:p>
      <text:p text:style-name="Normal">initializer:</text:p>
      <text:p text:style-name="Normal"><text:s text:c="2"/>name: ComposePipeline</text:p>
      <text:p text:style-name="Normal"><text:s text:c="2"/>parameters:</text:p>
      <text:p text:style-name="Normal"><text:s text:c="4"/>- parameterName: services</text:p>
      <text:p text:style-name="Normal"><text:s text:c="6"/>qualifiedClassName: null</text:p>
      <text:p text:style-name="Normal"><text:s text:c="6"/>qualifiedInterfaceName: Contoso.Services.IEmailService[]</text:p>
      <text:p text:style-name="Normal"><text:s text:c="4"/>- parameterName: payment</text:p>
      <text:p text:style-name="Normal"><text:s text:c="6"/>qualifiedClassName: Contoso.Payments.PaymentService</text:p>
      <text:p text:style-name="Normal"><text:s text:c="6"/>qualifiedInterfaceName: null</text:p>
      <text:p text:style-name="P14">Mapping: YAML keys → Raw DTO fields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>
              <text:p text:style-name="P21">YAML path</text:p>
            </table:table-cell>
            <table:table-cell table:style-name="TableCell22">
              <text:p text:style-name="P23">Raw DTO type</text:p>
            </table:table-cell>
            <table:table-cell table:style-name="TableCell24">
              <text:p text:style-name="P25">DTO field</text:p>
            </table:table-cell>
          </table:table-row>
        </table:table-header-rows>
        <table:table-row table:style-name="TableRow26">
          <table:table-cell table:style-name="TableCell27">
            <text:p text:style-name="Normal">codeGen.registryClassName</text:p>
          </table:table-cell>
          <table:table-cell table:style-name="TableCell28">
            <text:p text:style-name="Normal">RawCodeGenDto</text:p>
          </table:table-cell>
          <table:table-cell table:style-name="TableCell29">
            <text:p text:style-name="Normal">RegistryClassName</text:p>
          </table:table-cell>
        </table:table-row>
        <table:table-row table:style-name="TableRow30">
          <table:table-cell table:style-name="TableCell31">
            <text:p text:style-name="Normal">codeGen.generatedCodePath</text:p>
          </table:table-cell>
          <table:table-cell table:style-name="TableCell32">
            <text:p text:style-name="Normal">RawCodeGenDto</text:p>
          </table:table-cell>
          <table:table-cell table:style-name="TableCell33">
            <text:p text:style-name="Normal">GeneratedCodePath</text:p>
          </table:table-cell>
        </table:table-row>
        <table:table-row table:style-name="TableRow34">
          <table:table-cell table:style-name="TableCell35">
            <text:p text:style-name="Normal">codeGen.namespaceName</text:p>
          </table:table-cell>
          <table:table-cell table:style-name="TableCell36">
            <text:p text:style-name="Normal">RawCodeGenDto</text:p>
          </table:table-cell>
          <table:table-cell table:style-name="TableCell37">
            <text:p text:style-name="Normal">NamespaceName</text:p>
          </table:table-cell>
        </table:table-row>
        <table:table-row table:style-name="TableRow38">
          <table:table-cell table:style-name="TableCell39">
            <text:p text:style-name="Normal">codeGen.initializerName</text:p>
          </table:table-cell>
          <table:table-cell table:style-name="TableCell40">
            <text:p text:style-name="Normal">RawCodeGenDto</text:p>
          </table:table-cell>
          <table:table-cell table:style-name="TableCell41">
            <text:p text:style-name="Normal">InitializerName</text:p>
          </table:table-cell>
        </table:table-row>
        <table:table-row table:style-name="TableRow42">
          <table:table-cell table:style-name="TableCell43">
            <text:p text:style-name="Normal">namespace.namespaceName</text:p>
          </table:table-cell>
          <table:table-cell table:style-name="TableCell44">
            <text:p text:style-name="Normal">RawNamespaceDto</text:p>
          </table:table-cell>
          <table:table-cell table:style-name="TableCell45">
            <text:p text:style-name="Normal">NamespaceName</text:p>
          </table:table-cell>
        </table:table-row>
        <table:table-row table:style-name="TableRow46">
          <table:table-cell table:style-name="TableCell47">
            <text:p text:style-name="Normal">namespace.interfaces[].interfaceName</text:p>
          </table:table-cell>
          <table:table-cell table:style-name="TableCell48">
            <text:p text:style-name="Normal">RawInterfaceDto</text:p>
          </table:table-cell>
          <table:table-cell table:style-name="TableCell49">
            <text:p text:style-name="Normal">InterfaceName</text:p>
          </table:table-cell>
        </table:table-row>
        <table:table-row table:style-name="TableRow50">
          <table:table-cell table:style-name="TableCell51">
            <text:p text:style-name="Normal">namespace.classes[].className</text:p>
          </table:table-cell>
          <table:table-cell table:style-name="TableCell52">
            <text:p text:style-name="Normal">RawClassDto</text:p>
          </table:table-cell>
          <table:table-cell table:style-name="TableCell53">
            <text:p text:style-name="Normal">ClassName</text:p>
          </table:table-cell>
        </table:table-row>
        <table:table-row table:style-name="TableRow54">
          <table:table-cell table:style-name="TableCell55">
            <text:p text:style-name="Normal">namespace.classes[].qualifiedInterfaceName</text:p>
          </table:table-cell>
          <table:table-cell table:style-name="TableCell56">
            <text:p text:style-name="Normal">RawClassDto</text:p>
          </table:table-cell>
          <table:table-cell table:style-name="TableCell57">
            <text:p text:style-name="Normal">QualifiedInterfaceName</text:p>
          </table:table-cell>
        </table:table-row>
        <table:table-row table:style-name="TableRow58">
          <table:table-cell table:style-name="TableCell59">
            <text:p text:style-name="Normal">namespace.classes[].initializerParameters[] .parameterName</text:p>
          </table:table-cell>
          <table:table-cell table:style-name="TableCell60">
            <text:p text:style-name="Normal">RawParameterDto</text:p>
          </table:table-cell>
          <table:table-cell table:style-name="TableCell61">
            <text:p text:style-name="Normal">ParameterName</text:p>
          </table:table-cell>
        </table:table-row>
        <table:table-row table:style-name="TableRow62">
          <table:table-cell table:style-name="TableCell63">
            <text:p text:style-name="Normal">namespace.classes[].initializerParameters[] .qualifiedClassName</text:p>
          </table:table-cell>
          <table:table-cell table:style-name="TableCell64">
            <text:p text:style-name="Normal">RawParameterDto</text:p>
          </table:table-cell>
          <table:table-cell table:style-name="TableCell65">
            <text:p text:style-name="Normal">QualifiedClassName</text:p>
          </table:table-cell>
        </table:table-row>
        <text:soft-page-break/>
        <table:table-row table:style-name="TableRow66">
          <table:table-cell table:style-name="TableCell67">
            <text:p text:style-name="Normal">namespace.classes[].initializerParameters[] .qualifiedInterfaceName</text:p>
          </table:table-cell>
          <table:table-cell table:style-name="TableCell68">
            <text:p text:style-name="Normal">RawParameterDto</text:p>
          </table:table-cell>
          <table:table-cell table:style-name="TableCell69">
            <text:p text:style-name="Normal">QualifiedInterfaceName</text:p>
          </table:table-cell>
        </table:table-row>
        <table:table-row table:style-name="TableRow70">
          <table:table-cell table:style-name="TableCell71">
            <text:p text:style-name="Normal">namedInstance.namedInstanceName</text:p>
          </table:table-cell>
          <table:table-cell table:style-name="TableCell72">
            <text:p text:style-name="Normal">RawNamedInstanceDto</text:p>
          </table:table-cell>
          <table:table-cell table:style-name="TableCell73">
            <text:p text:style-name="Normal">NamedInstanceName</text:p>
          </table:table-cell>
        </table:table-row>
        <table:table-row table:style-name="TableRow74">
          <table:table-cell table:style-name="TableCell75">
            <text:p text:style-name="Normal">namedInstance.qualifiedClassName</text:p>
          </table:table-cell>
          <table:table-cell table:style-name="TableCell76">
            <text:p text:style-name="Normal">RawNamedInstanceDto</text:p>
          </table:table-cell>
          <table:table-cell table:style-name="TableCell77">
            <text:p text:style-name="Normal">QualifiedClassName</text:p>
          </table:table-cell>
        </table:table-row>
        <table:table-row table:style-name="TableRow78">
          <table:table-cell table:style-name="TableCell79">
            <text:p text:style-name="Normal">namedInstance.qualifiedInterfaceName</text:p>
          </table:table-cell>
          <table:table-cell table:style-name="TableCell80">
            <text:p text:style-name="Normal">RawNamedInstanceDto</text:p>
          </table:table-cell>
          <table:table-cell table:style-name="TableCell81">
            <text:p text:style-name="Normal">QualifiedInterfaceName</text:p>
          </table:table-cell>
        </table:table-row>
        <table:table-row table:style-name="TableRow82">
          <table:table-cell table:style-name="TableCell83">
            <text:p text:style-name="Normal">namedInstance.assignments[] .parameterName</text:p>
          </table:table-cell>
          <table:table-cell table:style-name="TableCell84">
            <text:p text:style-name="Normal">RawNamedInstanceAssignmentDto</text:p>
          </table:table-cell>
          <table:table-cell table:style-name="TableCell85">
            <text:p text:style-name="Normal">ParameterName</text:p>
          </table:table-cell>
        </table:table-row>
        <table:table-row table:style-name="TableRow86">
          <table:table-cell table:style-name="TableCell87">
            <text:p text:style-name="Normal">namedInstance.assignments[] .assignedValue</text:p>
          </table:table-cell>
          <table:table-cell table:style-name="TableCell88">
            <text:p text:style-name="Normal">RawNamedInstanceAssignmentDto</text:p>
          </table:table-cell>
          <table:table-cell table:style-name="TableCell89">
            <text:p text:style-name="Normal">AssignedValue</text:p>
          </table:table-cell>
        </table:table-row>
        <table:table-row table:style-name="TableRow90">
          <table:table-cell table:style-name="TableCell91">
            <text:p text:style-name="Normal">namedInstance.assignments[] .assignedNamedInstance</text:p>
          </table:table-cell>
          <table:table-cell table:style-name="TableCell92">
            <text:p text:style-name="Normal">RawNamedInstanceAssignmentDto</text:p>
          </table:table-cell>
          <table:table-cell table:style-name="TableCell93">
            <text:p text:style-name="Normal">AssignedNamedInstance</text:p>
          </table:table-cell>
        </table:table-row>
        <table:table-row table:style-name="TableRow94">
          <table:table-cell table:style-name="TableCell95">
            <text:p text:style-name="Normal">namedInstance.elements[] .value</text:p>
          </table:table-cell>
          <table:table-cell table:style-name="TableCell96">
            <text:p text:style-name="Normal">RawNamedInstanceElementDto</text:p>
          </table:table-cell>
          <table:table-cell table:style-name="TableCell97">
            <text:p text:style-name="Normal">Value</text:p>
          </table:table-cell>
        </table:table-row>
        <table:table-row table:style-name="TableRow98">
          <table:table-cell table:style-name="TableCell99">
            <text:p text:style-name="Normal">namedInstance.elements[] .namedInstanceName</text:p>
          </table:table-cell>
          <table:table-cell table:style-name="TableCell100">
            <text:p text:style-name="Normal">RawNamedInstanceElementDto</text:p>
          </table:table-cell>
          <table:table-cell table:style-name="TableCell101">
            <text:p text:style-name="Normal">NamedInstanceName</text:p>
          </table:table-cell>
        </table:table-row>
        <table:table-row table:style-name="TableRow102">
          <table:table-cell table:style-name="TableCell103">
            <text:p text:style-name="Normal">initializer.name</text:p>
          </table:table-cell>
          <table:table-cell table:style-name="TableCell104">
            <text:p text:style-name="Normal">(canonical initializer)</text:p>
          </table:table-cell>
          <table:table-cell table:style-name="TableCell105">
            <text:p text:style-name="Normal">Name</text:p>
          </table:table-cell>
        </table:table-row>
        <table:table-row table:style-name="TableRow106">
          <table:table-cell table:style-name="TableCell107">
            <text:p text:style-name="Normal">initializer.parameters[] .parameterName</text:p>
          </table:table-cell>
          <table:table-cell table:style-name="TableCell108">
            <text:p text:style-name="Normal">RawParameterDto</text:p>
          </table:table-cell>
          <table:table-cell table:style-name="TableCell109">
            <text:p text:style-name="Normal">ParameterName</text:p>
          </table:table-cell>
        </table:table-row>
        <table:table-row table:style-name="TableRow110">
          <table:table-cell table:style-name="TableCell111">
            <text:p text:style-name="Normal">initializer.parameters[] .qualifiedClassName</text:p>
          </table:table-cell>
          <table:table-cell table:style-name="TableCell112">
            <text:p text:style-name="Normal">RawParameterDto</text:p>
          </table:table-cell>
          <table:table-cell table:style-name="TableCell113">
            <text:p text:style-name="Normal">QualifiedClassName</text:p>
          </table:table-cell>
        </table:table-row>
        <table:table-row table:style-name="TableRow114">
          <table:table-cell table:style-name="TableCell115">
            <text:p text:style-name="Normal">initializer.parameters[] .qualifiedInterfaceName</text:p>
          </table:table-cell>
          <table:table-cell table:style-name="TableCell116">
            <text:p text:style-name="Normal">RawParameterDto</text:p>
          </table:table-cell>
          <table:table-cell table:style-name="TableCell117">
            <text:p text:style-name="Normal">QualifiedInterfaceName</text:p>
          </table:table-cell>
        </table:table-row>
      </table:table>
      <text:p text:style-name="P118">Notes and conventions shown in the example</text:p>
      <text:soft-page-break/>
      <text:list text:style-name="LFO19" text:continue-numbering="true">
        <text:list-item>
          <text:p text:style-name="P119"><text:span text:style-name="T120">Field names match DTOs exactly</text:span><text:s/>(namedInstanceName, qualifiedClassName, qualifiedInterfaceName, parameterName, assignedValue, assignedNamedInstance, value, etc.).</text:p>
        </text:list-item>
        <text:list-item>
          <text:p text:style-name="P121"><text:span text:style-name="T122">TypeRef shorthand</text:span><text:s/>is used at usage sites (e.g., Contoso.Services.EmailService[]?, Contoso.Services.IEmailService[]) and is stored verbatim in raw DTOs; the transformer parses it.</text:p>
        </text:list-item>
        <text:list-item>
          <text:p text:style-name="P123"><text:span text:style-name="T124">Nullability of keys</text:span>: where a field is allowed but intentionally absent, the example uses null (e.g., qualifiedInterfaceName: null) to reflect your rule that th<text:span text:style-name="T125"><text:s/></text:span>e key may be present with a null value.</text:p>
        </text:list-item>
        <text:list-item>
          <text:p text:style-name="P126"><text:span text:style-name="T127">Assignments vs elements</text:span>: shown for different named instances; validator should enforce mutual exclusivity where required.</text:p>
        </text:list-item>
        <text:list-item>
          <text:p text:style-name="P128"><text:span text:style-name="T129">Initializer parameters</text:span><text:s/>include both qualifiedClassName and qualifiedInterfaceName keys to match RawParameterDto shape; transformer must enforce disambiguation (one non‑null).</text:p>
        </text:list-item>
        <text:list-item>
          <text:p text:style-name="P130">If you want, I can:</text:p>
        </text:list-item>
        <text:list-item>
          <text:p text:style-name="P131">Convert this YAML into a set of<text:s/><text:span text:style-name="T132">unit test fixtures</text:span><text:s/>(valid and failing cases) that assert the raw DTO mapping and expected diagnostics, or</text:p>
        </text:list-item>
        <text:list-item>
          <text:p text:style-name="P133">Produce the<text:s/><text:span text:style-name="T134">ParseTypeRef</text:span><text:s/>C# snippet next, using the exact QualifiedClassName/QualifiedInterfaceName tokens shown her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Metcalfe</meta:initial-creator>
    <dc:creator>Jack Metcalfe</dc:creator>
    <meta:creation-date>2025-12-08T15:04:00Z</meta:creation-date>
    <dc:date>2025-12-08T18:47:00Z</dc:date>
    <meta:template xlink:href="Normal.dotm" xlink:type="simple"/>
    <meta:editing-cycles>6</meta:editing-cycles>
    <meta:editing-duration>PT13440S</meta:editing-duration>
    <meta:document-statistic meta:page-count="6" meta:paragraph-count="12" meta:word-count="925" meta:character-count="6188" meta:row-count="43" meta:non-whitespace-character-count="5275"/>
  </office:meta>
</office:document-meta>
</file>